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2.29cm" fo:min-width="2.04cm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1.655cm" fo:min-width="1.405cm"/>
    </style:style>
    <style:style style:name="gr3" style:family="graphic" style:parent-style-name="standard">
      <style:graphic-properties draw:textarea-horizontal-align="justify" draw:textarea-vertical-align="middle" draw:auto-grow-height="false" fo:min-height="0.091cm" fo:min-width="0.06cm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 fo:min-height="0.512cm" fo:min-width="0.262cm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0.512cm" fo:min-width="0.262cm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 fo:min-height="1.274cm" fo:min-width="2.929cm"/>
    </style:style>
    <style:style style:name="gr10" style:family="graphic" style:parent-style-name="objectwithoutfill">
      <style:graphic-properties draw:stroke="dash" draw:stroke-dash="Dashed_20__28_var_29_" svg:stroke-color="#3465a4" draw:fill="none" draw:textarea-vertical-align="middle"/>
    </style:style>
    <style:style style:name="gr11" style:family="graphic" style:parent-style-name="objectwithoutfill">
      <style:graphic-properties draw:marker-end="Arrow" draw:marker-end-width="0.152cm" draw:fill="none" draw:textarea-vertical-align="middle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2.54cm" svg:height="2.54cm" svg:x="3.54cm" svg:y="6.5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.905cm" svg:height="1.905cm" svg:x="3.87cm" svg:y="6.8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2.54cm" svg:height="2.54cm" svg:x="6.54cm" svg:y="6.5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.905cm" svg:height="1.905cm" svg:x="6.87cm" svg:y="6.8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2.54cm" svg:height="2.54cm" svg:x="9.54cm" svg:y="6.5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.905cm" svg:height="1.905cm" svg:x="9.87cm" svg:y="6.8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2.54cm" svg:height="2.54cm" svg:x="12.54cm" svg:y="6.5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.905cm" svg:height="1.905cm" svg:x="12.87cm" svg:y="6.87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1" draw:text-style-name="P1" draw:layer="layout" svg:width="2.54cm" svg:height="2.54cm" svg:x="3.54cm" svg:y="9.5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.905cm" svg:height="1.905cm" svg:x="3.87cm" svg:y="9.8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2.54cm" svg:height="2.54cm" svg:x="6.54cm" svg:y="9.5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.905cm" svg:height="1.905cm" svg:x="6.87cm" svg:y="9.8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2.54cm" svg:height="2.54cm" svg:x="9.54cm" svg:y="9.5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.905cm" svg:height="1.905cm" svg:x="9.87cm" svg:y="9.8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2.54cm" svg:height="2.54cm" svg:x="12.54cm" svg:y="9.5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.905cm" svg:height="1.905cm" svg:x="12.87cm" svg:y="9.87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" draw:text-style-name="P1" draw:layer="layout" svg:width="0.762cm" svg:height="0.889cm" svg:x="5.953cm" svg:y="7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1" draw:layer="layout" svg:width="0.762cm" svg:height="0.889cm" svg:x="8.954cm" svg:y="7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1" draw:layer="layout" svg:width="0.762cm" svg:height="0.889cm" svg:x="11.954cm" svg:y="7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1" draw:layer="layout" svg:width="0.762cm" svg:height="0.889cm" svg:x="5.954cm" svg:y="10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1" draw:layer="layout" svg:width="0.762cm" svg:height="0.889cm" svg:x="8.954cm" svg:y="10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1" draw:layer="layout" svg:width="0.762cm" svg:height="0.889cm" svg:x="11.954cm" svg:y="10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1" draw:layer="layout" svg:width="0.762cm" svg:height="0.889cm" draw:transform="rotate (1.5707963267949) translate (4.337cm 9.715cm)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1" draw:layer="layout" svg:width="0.762cm" svg:height="0.889cm" draw:transform="rotate (1.5707963267949) translate (7.337cm 9.715cm)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1" draw:layer="layout" svg:width="0.762cm" svg:height="0.889cm" draw:transform="rotate (1.5707963267949) translate (10.337cm 9.715cm)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1" draw:layer="layout" svg:width="0.762cm" svg:height="0.889cm" draw:transform="rotate (1.5707963267949) translate (4.337cm 9.715cm)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1" draw:layer="layout" svg:width="0.762cm" svg:height="0.889cm" draw:transform="rotate (1.5707963267949) translate (13.337cm 9.715cm)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4" draw:text-style-name="P1" draw:layer="layout" svg:width="0.762cm" svg:height="0.762cm" svg:x="15.605cm" svg:y="8.8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62cm" svg:height="0.762cm" svg:x="15.605cm" svg:y="7.90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064cm" svg:height="0.729cm" svg:x="16.421cm" svg:y="7.929cm">
          <draw:text-box>
            <text:p text:style-name="P2"><text:span text:style-name="T1">Process-local data</text:span></text:p>
          </draw:text-box>
        </draw:frame>
        <draw:frame draw:style-name="gr6" draw:text-style-name="P2" draw:layer="layout" svg:width="4.064cm" svg:height="0.729cm" svg:x="16.421cm" svg:y="8.93cm">
          <draw:text-box>
            <text:p text:style-name="P2"><text:span text:style-name="T1">Halo data</text:span></text:p>
          </draw:text-box>
        </draw:frame>
        <draw:frame draw:style-name="gr7" draw:text-style-name="P1" draw:layer="layout" svg:width="2.159cm" svg:height="1.673cm" svg:x="3.721cm" svg:y="6.925cm">
          <draw:text-box>
            <text:p text:style-name="P1">Proc. 0</text:p>
          </draw:text-box>
        </draw:frame>
        <draw:frame draw:style-name="gr7" draw:text-style-name="P1" draw:layer="layout" svg:width="2.159cm" svg:height="1.673cm" svg:x="6.722cm" svg:y="6.926cm">
          <draw:text-box>
            <text:p text:style-name="P1">Proc. 1</text:p>
          </draw:text-box>
        </draw:frame>
        <draw:frame draw:style-name="gr7" draw:text-style-name="P1" draw:layer="layout" svg:width="2.159cm" svg:height="1.673cm" svg:x="9.723cm" svg:y="6.927cm">
          <draw:text-box>
            <text:p text:style-name="P1">Proc. 2</text:p>
          </draw:text-box>
        </draw:frame>
        <draw:frame draw:style-name="gr7" draw:text-style-name="P1" draw:layer="layout" svg:width="2.159cm" svg:height="1.673cm" svg:x="12.723cm" svg:y="6.927cm">
          <draw:text-box>
            <text:p text:style-name="P1">Proc. 3</text:p>
          </draw:text-box>
        </draw:frame>
        <draw:frame draw:style-name="gr7" draw:text-style-name="P1" draw:layer="layout" svg:width="2.159cm" svg:height="1.673cm" svg:x="3.722cm" svg:y="9.926cm">
          <draw:text-box>
            <text:p text:style-name="P1">Proc. 4</text:p>
          </draw:text-box>
        </draw:frame>
        <draw:frame draw:style-name="gr7" draw:text-style-name="P1" draw:layer="layout" svg:width="2.159cm" svg:height="1.673cm" svg:x="6.723cm" svg:y="9.927cm">
          <draw:text-box>
            <text:p text:style-name="P1">Proc. 5</text:p>
          </draw:text-box>
        </draw:frame>
        <draw:frame draw:style-name="gr7" draw:text-style-name="P1" draw:layer="layout" svg:width="2.159cm" svg:height="1.673cm" svg:x="9.724cm" svg:y="9.928cm">
          <draw:text-box>
            <text:p text:style-name="P1">Proc. 6</text:p>
          </draw:text-box>
        </draw:frame>
        <draw:frame draw:style-name="gr7" draw:text-style-name="P1" draw:layer="layout" svg:width="2.159cm" svg:height="1.673cm" svg:x="12.724cm" svg:y="9.928cm">
          <draw:text-box>
            <text:p text:style-name="P1">Proc. 7</text:p>
          </draw:text-box>
        </draw:frame>
        <draw:custom-shape draw:style-name="gr3" draw:text-style-name="P1" draw:layer="layout" svg:width="0.762cm" svg:height="0.889cm" svg:x="15.656cm" svg:y="9.953cm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2" draw:layer="layout" svg:width="4.064cm" svg:height="1.207cm" svg:x="16.421cm" svg:y="9.931cm">
          <draw:text-box>
            <text:p text:style-name="P2"><text:span text:style-name="T1">Interprocess communication</text:span></text:p>
          </draw:text-box>
        </draw:frame>
        <draw:g>
          <draw:frame draw:style-name="gr8" draw:layer="layout" svg:width="0.82cm" svg:height="0.962cm" svg:x="6.086cm" svg:y="13.34cm">
            <draw:text-box>
              <text:p>x</text:p>
            </draw:text-box>
          </draw:frame>
          <draw:frame draw:style-name="gr8" draw:layer="layout" svg:width="0.82cm" svg:height="0.962cm" svg:x="10.223cm" svg:y="15.372cm">
            <draw:text-box>
              <text:p>y</text:p>
            </draw:text-box>
          </draw:frame>
          <draw:custom-shape draw:style-name="gr9" draw:text-style-name="P1" draw:layer="layout" svg:width="3.429cm" svg:height="1.524cm" svg:x="7.048cm" svg:y="13.827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7.048cm" svg:y1="14.589cm" svg:x2="10.477cm" svg:y2="14.589cm">
            <text:p/>
          </draw:line>
          <draw:line draw:style-name="gr10" draw:text-style-name="P1" draw:layer="layout" svg:x1="8.799cm" svg:y1="15.351cm" svg:x2="8.799cm" svg:y2="13.827cm">
            <text:p/>
          </draw:line>
          <draw:line draw:style-name="gr10" draw:text-style-name="P1" draw:layer="layout" svg:x1="7.899cm" svg:y1="15.351cm" svg:x2="7.899cm" svg:y2="13.827cm">
            <text:p/>
          </draw:line>
          <draw:line draw:style-name="gr10" draw:text-style-name="P1" draw:layer="layout" svg:x1="9.699cm" svg:y1="15.351cm" svg:x2="9.699cm" svg:y2="13.827cm">
            <text:p/>
          </draw:line>
          <draw:line draw:style-name="gr11" draw:text-style-name="P1" draw:layer="layout" svg:x1="7.048cm" svg:y1="15.351cm" svg:x2="7.048cm" svg:y2="13.319cm">
            <text:p/>
          </draw:line>
          <draw:line draw:style-name="gr11" draw:text-style-name="P1" draw:layer="layout" svg:x1="7.048cm" svg:y1="15.351cm" svg:x2="10.985cm" svg:y2="15.351cm">
            <text:p/>
          </draw:line>
        </draw:g>
        <draw:line draw:style-name="gr12" draw:text-style-name="P1" draw:layer="layout" svg:x1="7.096cm" svg:y1="13.827cm" svg:x2="3.54cm" svg:y2="12.049cm">
          <text:p/>
        </draw:line>
        <draw:line draw:style-name="gr12" draw:text-style-name="P1" draw:layer="layout" svg:x1="10.525cm" svg:y1="13.827cm" svg:x2="15.097cm" svg:y2="12.049cm">
          <text:p/>
        </draw:line>
        <draw:frame draw:style-name="gr8" draw:text-style-name="P3" draw:layer="layout" svg:width="2.928cm" svg:height="1.361cm" svg:x="7.323cm" svg:y="12.566cm">
          <draw:text-box>
            <text:p text:style-name="P3"><text:span text:style-name="T2">Application</text:span><text:span text:style-name="T2"><text:line-break/></text:span><text:span text:style-name="T2">doma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0:31:17.798452275</meta:creation-date>
    <dc:date>2014-12-09T10:52:56.695742265</dc:date>
    <meta:editing-duration>PT21M35S</meta:editing-duration>
    <meta:editing-cycles>8</meta:editing-cycles>
    <meta:generator>LibreOffice/4.3.3.2$Linux_X86_64 LibreOffice_project/430m0$Build-2</meta:generator>
    <meta:document-statistic meta:object-count="65"/>
  </office:meta>
</office:document-meta>
</file>